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2022-12-0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2019-11-26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2016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2014-12-1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2011-12-19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2009-11-2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200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2001-11-20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2001-11-0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1996-12-0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6</text:p>
          </table:table-cell>
          <table:table-cell office:value-type="string" calcext:value-type="string">
            <text:p>1977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